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In Agoda Village&quot;, &quot;code&quot;: &quot;Agoda&quot;, }," calcext:value-type="string">
            <text:p>0x2f: { "id": 0x2f, "name": "In 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In Hyrule Field (Forest Realm)&quot;, &quot;code&quot;: &quot;ForestRealm&quot;, }," calcext:value-type="string">
            <text:p>0x8: { "id": 0x8, "name": "In 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In Castle Town&quot;, &quot;code&quot;: &quot;CastleTown&quot;, }," calcext:value-type="string">
            <text:p>0x29: { "id": 0x29, "name": "In 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Inside Hyrule Castle&quot;, &quot;code&quot;: &quot;Castle&quot;, }," calcext:value-type="string">
            <text:p>0x28: { "id": 0x28, "name": "Inside 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In the Tunnel to the Tower&quot;, &quot;code&quot;: &quot;Tunnel&quot;, }," calcext:value-type="string">
            <text:p>0x18: { "id": 0x18, "name": "In the 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In the Tower of Spirits lobby&quot;, &quot;code&quot;: &quot;Tower&quot;, }," calcext:value-type="string">
            <text:p>0x14: { "id": 0x14, "name": "In the Tower of Spirits lobby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Climbing the Spiral Staircase&quot;, &quot;code&quot;: &quot;Staircase&quot;, }," calcext:value-type="string">
            <text:p>0x17: { "id": 0x17, "name": "Climbing 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In the Tower of Spirits&quot;, &quot;code&quot;: &quot;TowerDungeon&quot;, }," calcext:value-type="string">
            <text:p>0x13: { "id": 0x13, "name": "In 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In Hyrule Field (Forest Realm)&quot;, &quot;code&quot;: &quot;ForestField2&quot;, }," calcext:value-type="string">
            <text:p>0x4: { "id": 0x4, "name": "In 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In Whittleton&quot;, &quot;code&quot;: &quot;Whittleton&quot;, }," calcext:value-type="string">
            <text:p>0x2a: { "id": 0x2a, "name": "In 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In the wilds outside Whittleton&quot;, &quot;code&quot;: &quot;WhittletonWilds&quot;, }," calcext:value-type="string">
            <text:p>0x38: { "id": 0x38, "name": "In 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Stumbling through the Lost Woods&quot;, &quot;code&quot;: &quot;LostWoods&quot;, }," calcext:value-type="string">
            <text:p>0x9: { "id": 0x9, "name": "Stumbling through 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In the Forest Sanctuary&quot;, &quot;code&quot;: &quot;ForestSanctuary&quot;, }," calcext:value-type="string">
            <text:p>0x30: { "id": 0x30, "name": "In 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In the Forest Temple&quot;, &quot;code&quot;: &quot;ForestTemple&quot;, }," calcext:value-type="string">
            <text:p>0x19: { "id": 0x19, "name": "In 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At Rabbitland Rescue&quot;, &quot;code&quot;: &quot;Rabbit&quot;, }," calcext:value-type="string">
            <text:p>0x3e: { "id": 0x3e, "name": "At 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In Hyrule Field (Snow Realm)&quot;, &quot;code&quot;: &quot;SnowRealm&quot;, }," calcext:value-type="string">
            <text:p>0x5: { "id": 0x5, "name": "In 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In Hyrule Field (Snow Realm – Tunnel)&quot;, &quot;code&quot;: &quot;SnowTunnel&quot;, }," calcext:value-type="string">
            <text:p>0xb: { "id": 0xb, "name": "In 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In the Snow Sanctuary&quot;, &quot;code&quot;: &quot;SnowSanctuary&quot;, }," calcext:value-type="string">
            <text:p>0x31: { "id": 0x31, "name": "In 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At Wellspring Station&quot;, &quot;code&quot;: &quot;Wellspring&quot;, }," calcext:value-type="string">
            <text:p>0x35: { "id": 0x35, "name": "At 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In the Snow Temple&quot;, &quot;code&quot;: &quot;SnowTemple&quot;, }," calcext:value-type="string">
            <text:p>0x1a: { "id": 0x1a, "name": "In 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At the Trading Post&quot;, &quot;code&quot;: &quot;Trading&quot;, }," calcext:value-type="string">
            <text:p>0x37: { "id": 0x37, "name": "At 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At the Bridge Worker’s Home&quot;, &quot;code&quot;: &quot;BridgeWorker&quot;, }," calcext:value-type="string">
            <text:p>0x36: { "id": 0x36, "name": "At 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In Hyrule Field (Ocean Realm)&quot;, &quot;code&quot;: &quot;Ocean&quot;, }," calcext:value-type="string">
            <text:p>0x6: { "id": 0x6, "name": "In Hyrule Field (Ocean Realm)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In Papuchia Village&quot;, &quot;code&quot;: &quot;Papuchia&quot;, }," calcext:value-type="string">
            <text:p>0x2c: { "id": 0x2c, "name": "In 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In the Ocean Sanctuary&quot;, &quot;code&quot;: &quot;OceanSanctuary&quot;, }," calcext:value-type="string">
            <text:p>0x32: { "id": 0x32, "name": "In 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a: { &quot;id&quot;: 0xa, &quot;name&quot;: &quot;Underwater (Ocean Realm)&quot;, &quot;code&quot;: &quot;UnderOcean&quot;, }," calcext:value-type="string">
            <text:p>0xa: { "id": 0xa, "name": "Underwater (Ocean Realm)", "code": "UnderOcean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1b: { &quot;id&quot;: 0x1b, &quot;name&quot;: &quot;In the Ocean Temple&quot;, &quot;code&quot;: &quot;OceanTemple&quot;, }," calcext:value-type="string">
            <text:p>0x1b: { "id": 0x1b, "name": "In the Ocean Temple", "code": "OceanTemple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0: { &quot;id&quot;: 0x20, &quot;name&quot;: &quot;In Phytops’s lair…&quot;, &quot;code&quot;: &quot;Phytops&quot;, }," calcext:value-type="string">
            <text:p>0x20: { "id": 0x20, "name": "In Phytops’s lair…", "code": "Phytops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46: { &quot;id&quot;: 0x46, &quot;name&quot;: &quot;Competing in Take ‘Em All On!&quot;, &quot;code&quot;: &quot;Gauntlet1&quot;, }," calcext:value-type="string">
            <text:p>0x46: { "id": 0x46, "name": "Competing in Take ‘Em All On!", "code": "Gauntlet1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4b: { &quot;id&quot;: 0x4b, &quot;name&quot;: &quot;Fighting Stagnox in Take ‘Em All On!&quot;, &quot;code&quot;: &quot;GauntletStagnox&quot;, }," calcext:value-type="string">
            <text:p>0x4b: { "id": 0x4b, "name": "Fighting Stagnox in Take ‘Em All On!", "code": "GauntletStagnox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48: { &quot;id&quot;: 0x48, &quot;name&quot;: &quot;Competing in Take ‘Em All On!&quot;, &quot;code&quot;: &quot;Gauntlet2&quot;, }," calcext:value-type="string">
            <text:p>0x48: { "id": 0x48, "name": "Competing in Take ‘Em All On!", "code": "Gauntlet2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Hyrule Field (Fire Realm)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7: { &quot;id&quot;: 0x7, &quot;name&quot;: &quot;In Hyrule Field (Fire Realm)&quot;, &quot;code&quot;: &quot;FireRealm&quot;, }," calcext:value-type="string">
            <text:p>0x7: { "id": 0x7, "name": "In Hyrule Field (Fire Realm)", "code": "FireRealm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3c: { &quot;id&quot;: 0x3c, &quot;name&quot;: &quot;At the Goron Target Range&quot;, &quot;code&quot;: &quot;TargetRange&quot;, }," calcext:value-type="string">
            <text:p>0x3c: { "id": 0x3c, "name": "At the Goron Target Range", "code": "TargetRang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2e: { &quot;id&quot;: 0x2e, &quot;name&quot;: &quot;In Goron Village&quot;, &quot;code&quot;: &quot;Goron&quot;, }," calcext:value-type="string">
            <text:p>0x2e: { "id": 0x2e, "name": "In Goron Village", "code": "Goro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2d: { &quot;id&quot;: 0x2d, &quot;name&quot;: &quot;Walking the path to the Altar of the Mountain Goddess&quot;, &quot;code&quot;: &quot;AltarPath&quot;, }," calcext:value-type="string">
            <text:p>0x2d: { "id": 0x2d, "name": "Walking the path to the Altar of the Mountain Goddess", "code": "AltarPath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33: { &quot;id&quot;: 0x33, &quot;name&quot;: &quot;In the Fire Sanctuary&quot;, &quot;code&quot;: &quot;FireSanctuary&quot;, }," calcext:value-type="string">
            <text:p>0x33: { "id": 0x33, "name": "In the Fire Sanctuary", "code": "FireSanctuary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3f: { &quot;id&quot;: 0x3f, &quot;name&quot;: &quot;At Snowdrift or Slippery Station&quot;, &quot;code&quot;: &quot;Snowdrift&quot;, }," calcext:value-type="string">
            <text:p>0x3f: { "id": 0x3f, "name": "At Snowdrift or Slippery Station", "code": "Snowdrift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c: { &quot;id&quot;: 0x1c, &quot;name&quot;: &quot;In the Fire Temple&quot;, &quot;code&quot;: &quot;FireTemple&quot;, }," calcext:value-type="string">
            <text:p>0x1c: { "id": 0x1c, "name": "In the Fire Temple", "code": "FireTemple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21: { &quot;id&quot;: 0x21, &quot;name&quot;: &quot;In Cragma’s lair…&quot;, &quot;code&quot;: &quot;Cragma&quot;, }," calcext:value-type="string">
            <text:p>0x21: { "id": 0x21, "name": "In Cragma’s lair…", "code": "Cragma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3: { &quot;id&quot;: 0x23, &quot;name&quot;: &quot;In Byrne’s lair…&quot;, &quot;code&quot;: &quot;Byrne&quot;, }," calcext:value-type="string">
            <text:p>0x23: { "id": 0x23, "name": "In Byrne’s lair…", "code": "Byrn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5: { &quot;id&quot;: 0x15, &quot;name&quot;: &quot;At the top of the Tower of Spirits&quot;, &quot;code&quot;: &quot;TowerTop&quot;, }," calcext:value-type="string">
            <text:p>0x15: { "id": 0x15, "name": "At the top of the Tower of Spirits", "code": "TowerTop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16: { &quot;id&quot;: 0x16, &quot;name&quot;: &quot;At the top of the Tower of Spirits&quot;, &quot;code&quot;: &quot;TowerTop2&quot;, }," calcext:value-type="string">
            <text:p>0x16: { "id": 0x16, "name": "At the top of the Tower of Spirits", "code": "TowerTop2",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44: { &quot;id&quot;: 0x44, &quot;name&quot;: &quot;Aboard the Spirit Train&quot;, &quot;code&quot;: &quot;Train2&quot;, }," calcext:value-type="string">
            <text:p>0x44: { "id": 0x44, "name": "Aboard the Spirit Train", "code": "Train2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e: { &quot;id&quot;: 0xe, &quot;name&quot;: &quot;Competing at the Goron Target Range&quot;, &quot;code&quot;: &quot;TargetRangeGame&quot;, }," calcext:value-type="string">
            <text:p>0xe: { "id": 0xe, "name": "Competing at the Goron Target Range", "code": "TargetRangeGame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40: { &quot;id&quot;: 0x40, &quot;name&quot;: &quot;At Disorientation Station&quot;, &quot;code&quot;: &quot;Disorientation&quot;, }," calcext:value-type="string">
            <text:p>0x40: { "id": 0x40, "name": "At Disorientation Station", "code": "Disorientation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a: { &quot;id&quot;: 0x3a, &quot;name&quot;: &quot;At the Pirate Hideout&quot;, &quot;code&quot;: &quot;Pirate&quot;, }," calcext:value-type="string">
            <text:p>0x3a: { "id": 0x3a, "name": "At the Pirate Hideout", "code": "Pirate",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b: { &quot;id&quot;: 0x3b, &quot;name&quot;: &quot;Inside the Pirate Hideout&quot;, &quot;code&quot;: &quot;PirateMinigame&quot;, }," calcext:value-type="string">
            <text:p>0x3b: { "id": 0x3b, "name": "Inside the Pirate Hideout", "code": "PirateMinigame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ndSanctuary</text:p>
          </table:table-cell>
          <table:table-cell office:value-type="string" calcext:value-type="string">
            <text:p>In the Sand Sanctuary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4: { &quot;id&quot;: 0x34, &quot;name&quot;: &quot;In the Sand Sanctuary&quot;, &quot;code&quot;: &quot;SandSanctuary&quot;, }," calcext:value-type="string">
            <text:p>0x34: { "id": 0x34, "name": "In the Sand Sanctuary", "code": "SandSanctuary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OceanTunnel</text:p>
          </table:table-cell>
          <table:table-cell office:value-type="string" calcext:value-type="string">
            <text:p>In Hyrule Field (Ocean Realm – Tunnel)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c: { &quot;id&quot;: 0xc, &quot;name&quot;: &quot;In Hyrule Field (Ocean Realm – Tunnel)&quot;, &quot;code&quot;: &quot;OceanTunnel&quot;, }," calcext:value-type="string">
            <text:p>0xc: { "id": 0xc, "name": "In Hyrule Field (Ocean Realm – Tunnel)", "code": "OceanTunnel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andTemple</text:p>
          </table:table-cell>
          <table:table-cell office:value-type="string" calcext:value-type="string">
            <text:p>In the Sand Temple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1d: { &quot;id&quot;: 0x1d, &quot;name&quot;: &quot;In the Sand Temple&quot;, &quot;code&quot;: &quot;SandTemple&quot;, }," calcext:value-type="string">
            <text:p>0x1d: { "id": 0x1d, "name": "In the Sand Temple", "code": "SandTempl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Skeldritch</text:p>
          </table:table-cell>
          <table:table-cell office:value-type="string" calcext:value-type="string">
            <text:p>In Skeldritch’s lair…</text:p>
          </table:table-cell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0x22: { &quot;id&quot;: 0x22, &quot;name&quot;: &quot;In Skeldritch’s lair…&quot;, &quot;code&quot;: &quot;Skeldritch&quot;, }," calcext:value-type="string">
            <text:p>0x22: { "id": 0x22, "name": "In Skeldritch’s lair…", "code": "Skeldritch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At the Ends of the Earth Station</text:p>
          </table:table-cell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0x41: { &quot;id&quot;: 0x41, &quot;name&quot;: &quot;At the Ends of the Earth Station&quot;, &quot;code&quot;: &quot;Ends&quot;, }," calcext:value-type="string">
            <text:p>0x41: { "id": 0x41, "name": "At the Ends of the Earth Station", "code": "Ends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FireTunnel</text:p>
          </table:table-cell>
          <table:table-cell office:value-type="string" calcext:value-type="string">
            <text:p>In Hyrule Field (Fire Realm – Tunnel)</text:p>
          </table:table-cell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0xd: { &quot;id&quot;: 0xd, &quot;name&quot;: &quot;In Hyrule Field (Fire Realm – Tunnel)&quot;, &quot;code&quot;: &quot;FireTunnel&quot;, }," calcext:value-type="string">
            <text:p>0xd: { "id": 0xd, "name": "In Hyrule Field (Fire Realm – Tunnel)", "code": "FireTunnel", }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DarkOre</text:p>
          </table:table-cell>
          <table:table-cell office:value-type="string" calcext:value-type="string">
            <text:p>At Dark Ore Mine</text:p>
          </table:table-cell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0x3d: { &quot;id&quot;: 0x3d, &quot;name&quot;: &quot;At Dark Ore Mine&quot;, &quot;code&quot;: &quot;DarkOre&quot;, }," calcext:value-type="string">
            <text:p>0x3d: { "id": 0x3d, "name": "At Dark Ore Mine", "code": "DarkOr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ostAtSea</text:p>
          </table:table-cell>
          <table:table-cell office:value-type="string" calcext:value-type="string">
            <text:p>At Lost at Sea Station or in the wilds outside Papuchia Village</text:p>
          </table:table-cell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0x39: { &quot;id&quot;: 0x39, &quot;name&quot;: &quot;At Lost at Sea Station or in the wilds outside Papuchia Village&quot;, &quot;code&quot;: &quot;LostAtSea&quot;, }," calcext:value-type="string">
            <text:p>0x39: { "id": 0x39, "name": "At Lost at Sea Station or in the wilds outside Papuchia Village", "code": "LostAtSea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GauntletFraaz</text:p>
          </table:table-cell>
          <table:table-cell office:value-type="string" calcext:value-type="string">
            <text:p>Fighting Fraaz in Take ‘Em All On!</text:p>
          </table:table-cell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0x4c: { &quot;id&quot;: 0x4c, &quot;name&quot;: &quot;Fighting Fraaz in Take ‘Em All On!&quot;, &quot;code&quot;: &quot;GauntletFraaz&quot;, }," calcext:value-type="string">
            <text:p>0x4c: { "id": 0x4c, "name": "Fighting Fraaz in Take ‘Em All On!", "code": "GauntletFraaz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GauntletPhytops</text:p>
          </table:table-cell>
          <table:table-cell office:value-type="string" calcext:value-type="string">
            <text:p>Fighting Phytops in Take ‘Em All On!</text:p>
          </table:table-cell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0x4d: { &quot;id&quot;: 0x4d, &quot;name&quot;: &quot;Fighting Phytops in Take ‘Em All On!&quot;, &quot;code&quot;: &quot;GauntletPhytops&quot;, }," calcext:value-type="string">
            <text:p>0x4d: { "id": 0x4d, "name": "Fighting Phytops in Take ‘Em All On!", "code": "GauntletPhytops", }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auntlet3</text:p>
          </table:table-cell>
          <table:table-cell office:value-type="string" calcext:value-type="string">
            <text:p>Competing in Take ‘Em All On!</text:p>
          </table:table-cell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0x47: { &quot;id&quot;: 0x47, &quot;name&quot;: &quot;Competing in Take ‘Em All On!&quot;, &quot;code&quot;: &quot;Gauntlet3&quot;, }," calcext:value-type="string">
            <text:p>0x47: { "id": 0x47, "name": "Competing in Take ‘Em All On!", "code": "Gauntlet3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auntlet4</text:p>
          </table:table-cell>
          <table:table-cell office:value-type="string" calcext:value-type="string">
            <text:p>Competing in Take ‘Em All On!</text:p>
          </table:table-cell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0x4a: { &quot;id&quot;: 0x4a, &quot;name&quot;: &quot;Competing in Take ‘Em All On!&quot;, &quot;code&quot;: &quot;Gauntlet4&quot;, }," calcext:value-type="string">
            <text:p>0x4a: { "id": 0x4a, "name": "Competing in Take ‘Em All On!", "code": "Gauntlet4", },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Gauntlet5</text:p>
          </table:table-cell>
          <table:table-cell office:value-type="string" calcext:value-type="string">
            <text:p>Competing in Take ‘Em All On!</text:p>
          </table:table-cell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0x49: { &quot;id&quot;: 0x49, &quot;name&quot;: &quot;Competing in Take ‘Em All On!&quot;, &quot;code&quot;: &quot;Gauntlet5&quot;, }," calcext:value-type="string">
            <text:p>0x49: { "id": 0x49, "name": "Competing in Take ‘Em All On!", "code": "Gauntlet5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GauntletCragma</text:p>
          </table:table-cell>
          <table:table-cell office:value-type="string" calcext:value-type="string">
            <text:p>Fighting Cragma in Take ‘Em All On!</text:p>
          </table:table-cell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0x4e: { &quot;id&quot;: 0x4e, &quot;name&quot;: &quot;Fighting Cragma in Take ‘Em All On!&quot;, &quot;code&quot;: &quot;GauntletCragma&quot;, }," calcext:value-type="string">
            <text:p>0x4e: { "id": 0x4e, "name": "Fighting Cragma in Take ‘Em All On!", "code": "GauntletCragma", },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GauntletSkeldritch</text:p>
          </table:table-cell>
          <table:table-cell office:value-type="string" calcext:value-type="string">
            <text:p>Fighting Skeldritch in Take ‘Em All On!</text:p>
          </table:table-cell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0x4f: { &quot;id&quot;: 0x4f, &quot;name&quot;: &quot;Fighting Skeldritch in Take ‘Em All On!&quot;, &quot;code&quot;: &quot;GauntletSkeldritch&quot;, }," calcext:value-type="string">
            <text:p>0x4f: { "id": 0x4f, "name": "Fighting Skeldritch in Take ‘Em All On!", "code": "GauntletSkeldritch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DarkRealm</text:p>
          </table:table-cell>
          <table:table-cell office:value-type="string" calcext:value-type="string">
            <text:p>In the Dark Realm</text:p>
          </table:table-cell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0xf: { &quot;id&quot;: 0xf, &quot;name&quot;: &quot;In the Dark Realm&quot;, &quot;code&quot;: &quot;DarkRealm&quot;, }," calcext:value-type="string">
            <text:p>0xf: { "id": 0xf, "name": "In the Dark Realm", "code": "DarkRealm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DarkRealm2</text:p>
          </table:table-cell>
          <table:table-cell office:value-type="string" calcext:value-type="string">
            <text:p>Confronting the Demon Train</text:p>
          </table:table-cell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0x10: { &quot;id&quot;: 0x10, &quot;name&quot;: &quot;Confronting the Demon Train&quot;, &quot;code&quot;: &quot;DarkRealm2&quot;, }," calcext:value-type="string">
            <text:p>0x10: { "id": 0x10, "name": "Confronting the Demon Train", "code": "DarkRealm2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arkRealm3</text:p>
          </table:table-cell>
          <table:table-cell office:value-type="string" calcext:value-type="string">
            <text:p>Confronting the Demon Train</text:p>
          </table:table-cell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0x11: { &quot;id&quot;: 0x11, &quot;name&quot;: &quot;Confronting the Demon Train&quot;, &quot;code&quot;: &quot;DarkRealm3&quot;, }," calcext:value-type="string">
            <text:p>0x11: { "id": 0x11, "name": "Confronting the Demon Train", "code": "DarkRealm3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DarkRealm4</text:p>
          </table:table-cell>
          <table:table-cell office:value-type="string" calcext:value-type="string">
            <text:p>Confronting Malladus</text:p>
          </table:table-cell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0x24: { &quot;id&quot;: 0x24, &quot;name&quot;: &quot;Confronting Malladus&quot;, &quot;code&quot;: &quot;DarkRealm4&quot;, }," calcext:value-type="string">
            <text:p>0x24: { "id": 0x24, "name": "Confronting Malladus", "code": "DarkRealm4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alladus</text:p>
          </table:table-cell>
          <table:table-cell office:value-type="string" calcext:value-type="string">
            <text:p>Confronting Malladus</text:p>
          </table:table-cell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0x25: { &quot;id&quot;: 0x25, &quot;name&quot;: &quot;Confronting Malladus&quot;, &quot;code&quot;: &quot;Malladus&quot;, }," calcext:value-type="string">
            <text:p>0x25: { "id": 0x25, "name": "Confronting Malladus", "code": "Malladus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Playing a duet with Zelda</text:p>
          </table:table-cell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0x26: { &quot;id&quot;: 0x26, &quot;name&quot;: &quot;Playing a duet with Zelda&quot;, &quot;code&quot;: &quot;Duet&quot;, }," calcext:value-type="string">
            <text:p>0x26: { "id": 0x26, "name": "Playing a duet with Zelda", "code": "Duet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alladus2</text:p>
          </table:table-cell>
          <table:table-cell office:value-type="string" calcext:value-type="string">
            <text:p>Confronting Malladus once and for all</text:p>
          </table:table-cell>
          <table:table-cell table:formula="of:=[.A78] &amp; &quot;: { &quot;&quot;id&quot;&quot;: &quot; &amp; [.A78] &amp; &quot;, &quot;&quot;name&quot;&quot;: &quot;&quot;&quot; &amp; [.C78] &amp; &quot;&quot;&quot;, &quot;&quot;code&quot;&quot;: &quot;&quot;&quot; &amp; [.B78] &amp; &quot;&quot;&quot;, },&quot;" office:value-type="string" office:string-value="0x27: { &quot;id&quot;: 0x27, &quot;name&quot;: &quot;Confronting Malladus once and for all&quot;, &quot;code&quot;: &quot;Malladus2&quot;, }," calcext:value-type="string">
            <text:p>0x27: { "id": 0x27, "name": "Confronting Malladus once and for all", "code": "Malladus2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3:18:51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5-09T19:53:37.943000000</dc:date>
    <meta:editing-duration>P2DT18H8M37S</meta:editing-duration>
    <meta:editing-cycles>113</meta:editing-cycles>
    <meta:generator>LibreOffice/6.3.4.2$Windows_X86_64 LibreOffice_project/60da17e045e08f1793c57c00ba83cdfce946d0aa</meta:generator>
    <meta:document-statistic meta:table-count="1" meta:cell-count="312" meta:object-count="0"/>
  </office:meta>
</office:document-meta>
</file>